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fo:margin-left="0in" fo:margin-right="0in" fo:text-indent="0in" style:auto-text-indent="false">
        <style:tab-stops>
          <style:tab-stop style:position="0.75in"/>
        </style:tab-stops>
      </style:paragraph-properties>
    </style:style>
    <style:style style:name="P2" style:family="paragraph" style:parent-style-name="Standard">
      <style:paragraph-properties fo:margin-left="-0.25in" fo:margin-right="0in" fo:text-indent="0in" style:auto-text-indent="false">
        <style:tab-stops>
          <style:tab-stop style:position="0.75in"/>
        </style:tab-stops>
      </style:paragraph-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Oversikt maler</text:h>
      <text:p text:style-name="Standard">En mal beskriver oppbygningen av poster med priser for gjennomføring av et definert stykke arbeid, som med stor sannsynlighet vil gjenta seg. En mal kan derfor gjenbrukes og danner utgangspunkt for kalkulasjon av tilsvarende type arbeid, for eksempel vask av 3-roms leilighet ifm utflytting. Malen vil da inneholde de faste postene, også variable poster. De variable postene kvalitetssikres og endringene lagres på den aktuelle arbeidsordren. </text:p>
      <text:p text:style-name="Standard"/>
      <text:p text:style-name="Standard">Alle malene kan filtreres på kapittel eller bruker. </text:p>
      <text:p text:style-name="Standard"/>
      <text:p text:style-name="Standard">Søkevindu kan benyttes for å søke på deler av eller hele ord i en tittel eller adresse. Det kan også søkes på mal ID eller dato.</text:p>
      <text:p text:style-name="Standard"/>
      <text:p text:style-name="Standard">Det kan blas i oversikten ved bruk av piler i overkant av tabellen, eventuelt åpne hele registeret og scrolle.</text:p>
      <text:p text:style-name="Standard"/>
      <text:p text:style-name="Standard">Oversikten kan sorteres i stigende eller synkende rekkefølge ved å klikke på kolonne med farget tittel.</text:p>
      <text:p text:style-name="Standard"/>
      <text:p text:style-name="Standard">Den enkelte mal kan fra oversikten vises, åpnes for redigering eller slettes. Man har også muligheten for å legge til ny mal.</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1z1" style:family="text">
      <style:text-properties style:font-name="Arial" fo:font-size="14pt" fo:font-style="italic" fo:font-weight="bold" style:font-size-asian="14pt" style:font-style-asian="italic" style:font-weight-asian="bold" style:font-name-complex="Arial" style:font-size-complex="14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5in"/>
      </text:list-level-style-number>
      <text:list-level-style-number text:level="2" text:style-name="WW8Num1z1" style:num-suffix="." style:num-format="1" text:display-levels="2">
        <style:list-level-properties text:space-before="0.25in" text:min-label-width="0.3in"/>
      </text:list-level-style-number>
      <text:list-level-style-number text:level="3" style:num-suffix="." style:num-format="1" text:start-value="3"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Sigurd Nes</meta:initial-creator>
    <meta:creation-date>2007-04-04T09:08:21</meta:creation-date>
    <dc:creator>Sigurd Nes</dc:creator>
    <dc:date>2007-04-04T09:09:54</dc:date>
    <dc:language>en-US</dc:language>
    <meta:editing-cycles>3</meta:editing-cycles>
    <meta:editing-duration>PT1M34S</meta:editing-duration>
    <meta:user-defined meta:name="Info 1"/>
    <meta:user-defined meta:name="Info 2"/>
    <meta:user-defined meta:name="Info 3"/>
    <meta:user-defined meta:name="Info 4"/>
    <meta:document-statistic meta:table-count="0" meta:image-count="0" meta:object-count="0" meta:page-count="1" meta:paragraph-count="7" meta:word-count="159" meta:character-count="975"/>
  </office:meta>
</office:document-meta>
</file>